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07cm" fo:min-width="6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447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7.777cm" fo:min-width="6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3.873cm" fo:min-width="9.68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098cm" fo:min-width="6.689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6.97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4.644cm" fo:min-width="9.68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7.21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79cm" fo:min-width="3.03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97cm" fo:min-width="2.81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19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716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2.192cm" fo:min-width="6.28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5.07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6.82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eeeeee" draw:marker-end="Arrowheads_20_2" draw:marker-end-width="0.3cm" draw:fill="none" draw:textarea-vertical-align="middle" loext:decorative="false"/>
    </style:style>
    <style:style style:name="gr1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681cm" fo:min-width="3.413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3cm" fo:min-width="3.03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286cm" fo:min-width="0.46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343cm" fo:min-width="0.56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29cm" fo:min-width="3.413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219cm" fo:min-width="3.035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15cm" fo:min-width="3.373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1.117cm" fo:min-width="25.516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eeeeee" draw:fill-color="#000000" draw:textarea-horizontal-align="justify" draw:textarea-vertical-align="middle" draw:auto-grow-height="false" fo:min-height="1.419cm" fo:min-width="31.372cm" loext:decorative="false"/>
    </style:style>
    <style:style style:name="gr28" style:family="graphic" style:parent-style-name="standard">
      <style:graphic-properties svg:stroke-color="#eeeeee" draw:fill-color="#000000" draw:textarea-horizontal-align="justify" draw:textarea-vertical-align="middle" draw:auto-grow-height="false" fo:min-height="2.762cm" fo:min-width="31.372cm" loext:decorative="false"/>
    </style:style>
    <style:style style:name="gr2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svg:stroke-opacity="100%" draw:fill-color="#3333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4.003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7.737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4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2.016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382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77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.015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8cm" fo:min-width="5.527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ff0000" draw:marker-end="Arrowheads_20_4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ff0000" draw:marker-end="Arrowheads_20_5" draw:marker-end-width="0.3cm" draw:fill="none" draw:textarea-vertical-align="middle" loext:decorative="false"/>
    </style:style>
    <style:style style:name="gr50" style:family="graphic" style:parent-style-name="standard">
      <style:graphic-properties svg:stroke-color="#ffffff" draw:fill-color="#000000" draw:textarea-horizontal-align="justify" draw:textarea-vertical-align="middle" draw:auto-grow-height="false" fo:min-height="8.46cm" fo:min-width="5.066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9.249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000000" draw:textarea-horizontal-align="justify" draw:textarea-vertical-align="top" draw:auto-grow-height="false" fo:min-height="3.12cm" fo:min-width="8.254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5.066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ffff" draw:fill-color="#000000" draw:textarea-horizontal-align="justify" draw:textarea-vertical-align="top" draw:auto-grow-height="false" fo:min-height="2.997cm" fo:min-width="8.254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ffffff" draw:fill-color="#000000" draw:textarea-horizontal-align="justify" draw:textarea-vertical-align="top" draw:auto-grow-height="false" fo:min-height="3.91cm" fo:min-width="8.254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000000" draw:textarea-horizontal-align="justify" draw:textarea-vertical-align="top" draw:auto-grow-height="false" fo:min-height="0.668cm" fo:min-width="3.789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ffffff" draw:fill-color="#000000" draw:textarea-horizontal-align="justify" draw:textarea-vertical-align="top" draw:auto-grow-height="false" fo:min-height="5.752cm" fo:min-width="5.839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ffffff" draw:fill-color="#000000" draw:textarea-horizontal-align="justify" draw:textarea-vertical-align="top" draw:auto-grow-height="false" fo:min-height="14.292cm" fo:min-width="3.361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ffffff" draw:fill-color="#000000" draw:textarea-horizontal-align="justify" draw:textarea-vertical-align="top" draw:auto-grow-height="false" fo:min-height="4.03cm" fo:min-width="4.588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000000" draw:textarea-horizontal-align="justify" draw:textarea-vertical-align="top" draw:auto-grow-height="false" fo:min-height="1.722cm" fo:min-width="4.251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ffffff" draw:fill-color="#000000" draw:textarea-horizontal-align="justify" draw:textarea-vertical-align="top" draw:auto-grow-height="false" fo:min-height="1.264cm" fo:min-width="3.734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ffffff" draw:fill-color="#000000" draw:textarea-horizontal-align="justify" draw:textarea-vertical-align="top" draw:auto-grow-height="false" fo:min-height="1.237cm" fo:min-width="3.734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ffffff" draw:fill-color="#000000" draw:textarea-horizontal-align="justify" draw:textarea-vertical-align="top" draw:auto-grow-height="false" fo:min-height="1.154cm" fo:min-width="4.123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17.9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5.9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ffffff" draw:fill-color="#000000" draw:textarea-horizontal-align="justify" draw:textarea-vertical-align="top" draw:auto-grow-height="false" fo:min-height="4.501cm" fo:min-width="17.9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7.795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ffffff" draw:fill-color="#000000" draw:textarea-horizontal-align="justify" draw:textarea-vertical-align="top" draw:auto-grow-height="false" fo:min-height="15.37cm" fo:min-width="18.989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ffffff" draw:fill-color="#000000" draw:textarea-horizontal-align="justify" draw:textarea-vertical-align="top" draw:auto-grow-height="false" fo:min-height="12.28cm" fo:min-width="11.846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0.178cm" style:writing-mode="lr-tb" loext:decorative="false"/>
      <style:paragraph-properties style:writing-mode="lr-tb"/>
    </style:style>
    <style:style style:name="gr71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1.248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3.098cm" style:writing-mode="lr-tb" loext:decorative="false"/>
      <style:paragraph-properties style:writing-mode="lr-tb"/>
    </style:style>
    <style:style style:name="gr73" style:family="graphic" style:parent-style-name="standard">
      <style:graphic-properties svg:stroke-color="#ffffff" draw:fill-color="#000000" draw:textarea-horizontal-align="justify" draw:textarea-vertical-align="top" draw:auto-grow-height="false" fo:min-height="0.382cm" fo:min-width="1.985cm" style:writing-mode="lr-tb" loext:decorative="false"/>
      <style:paragraph-properties style:writing-mode="lr-tb"/>
    </style:style>
    <style:style style:name="gr74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23.529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fo:font-size="13pt" style:font-size-asian="13pt" style:font-size-complex="13pt"/>
    </style:style>
    <style:style style:name="P2" style:family="paragraph">
      <loext:graphic-properties draw:fill-color="#333333"/>
      <style:paragraph-properties fo:text-align="start" style:writing-mode="lr-tb"/>
      <style:text-properties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8" style:family="paragraph">
      <loext:graphic-properties draw:fill-color="#333333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3333" draw:opacity="0%"/>
      <style:paragraph-properties fo:text-align="start" style:writing-mode="lr-tb"/>
      <style:text-properties fo:font-size="13pt" style:font-size-asian="13pt" style:font-size-complex="13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2a6099"/>
      <style:paragraph-properties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00a933"/>
      <style:paragraph-properties fo:text-align="center" style:writing-mode="lr-tb"/>
      <style:text-properties fo:font-size="13pt" style:font-size-asian="13pt" style:font-size-complex="13pt"/>
    </style:style>
    <style:style style:name="P19" style:family="paragraph">
      <loext:graphic-properties draw:fill-color="#55308d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-color="#333333"/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loext:graphic-properties draw:fill-color="#729fcf"/>
      <style:paragraph-properties fo:text-align="start" style:writing-mode="lr-tb"/>
      <style:text-properties fo:font-size="13pt" style:font-size-asian="13pt" style:font-size-complex="13pt"/>
    </style:style>
    <style:style style:name="P22" style:family="paragraph">
      <loext:graphic-properties draw:fill-color="#2a6099"/>
      <style:paragraph-properties fo:text-align="start" style:writing-mode="lr-tb"/>
      <style:text-properties fo:font-size="13pt" style:font-size-asian="13pt" style:font-size-complex="13pt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  <style:paragraph-properties fo:text-align="center" style:writing-mode="lr-tb"/>
    </style:style>
    <style:style style:name="P25" style:family="paragraph">
      <style:paragraph-properties fo:text-align="start"/>
    </style:style>
    <style:style style:name="P26" style:family="paragraph">
      <loext:graphic-properties draw:fill-color="#000000"/>
      <style:paragraph-properties fo:text-align="start" style:writing-mode="lr-tb"/>
    </style:style>
    <style:style style:name="P27" style:family="paragraph">
      <style:paragraph-properties fo:text-align="start"/>
      <style:text-properties fo:font-size="18pt"/>
    </style:style>
    <style:style style:name="P28" style:family="paragraph">
      <loext:graphic-properties draw:fill-color="#000000"/>
      <style:paragraph-properties fo:text-align="start" style:writing-mode="lr-tb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-color="#000000"/>
      <style:paragraph-properties fo:text-align="center" style:writing-mode="lr-tb"/>
      <style:text-properties fo:font-size="18pt"/>
    </style:style>
    <style:style style:name="P32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2a6099" loext:opacity="100%" fo:font-size="13pt" style:font-size-asian="13pt" style:font-size-complex="13pt"/>
    </style:style>
    <style:style style:name="T10" style:family="text">
      <style:text-properties fo:color="#2a6099" loext:opacity="100%" fo:font-size="10.5pt" style:font-size-asian="10.5pt" style:font-size-complex="10.5pt"/>
    </style:style>
    <style:style style:name="T11" style:family="text">
      <style:text-properties fo:font-size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069a2e" loext:opacity="100%" fo:font-size="10.5pt" style:font-size-asian="10.5pt" style:font-size-complex="10.5pt"/>
    </style:style>
    <style:style style:name="T14" style:family="text">
      <style:text-properties style:use-window-font-color="true" loext:opacity="0%" fo:font-size="10.5pt" style:font-size-asian="10.5pt" style:font-size-complex="10.5pt"/>
    </style:style>
    <style:style style:name="T15" style:family="text">
      <style:text-properties fo:color="#ff0000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1.32cm" svg:x="0.472cm" svg:y="0.472cm">
          <text:p text:style-name="P1"><text:span text:style-name="T1">Modular framework: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0.473cm" svg:y="1.972cm">
          <text:p text:style-name="P1"><text:span text:style-name="T1">Main application:</text:span><text:span text:style-name="T1"><text:line-break/></text:span><text:span text:style-name="T1">Main app form 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8.68cm" svg:y="2.849cm">
          <text:p text:style-name="P1"><text:span text:style-name="T1">Icons:</text:span></text:p>
          <text:p text:style-name="P1"><text:span text:style-name="T1">Operation tab:</text:span></text:p>
          <text:p text:style-name="P1"><text:span text:style-name="T1"><text:tab/></text:span><text:span text:style-name="T1"><text:a xlink:href="https://fonts.google.com/icons?selected=Material+Symbols+Outlined:screen_record:FILL@0;wght@400;GRAD@0;opsz@24&amp;icon.size=24&amp;icon.color=%23e8eaed&amp;icon.platform=web&amp;icon.query=record" xlink:type="simple">record</text:a></text:span></text:p>
          <text:p text:style-name="P1"><text:span text:style-name="T1"><text:tab/></text:span><text:span text:style-name="T1"><text:a xlink:href="https://fonts.google.com/icons?selected=Material+Symbols+Outlined:play_arrow:FILL@0;wght@400;GRAD@0;opsz@24&amp;icon.size=24&amp;icon.color=%23e8eaed&amp;icon.platform=web&amp;icon.query=play" xlink:type="simple">play</text:a></text:span></text:p>
          <text:p text:style-name="P1"><text:span text:style-name="T1"><text:tab/></text:span><text:span text:style-name="T1"><text:a xlink:href="https://fonts.google.com/icons?selected=Material+Symbols+Outlined:touch_app:FILL@0;wght@400;GRAD@0;opsz@24&amp;icon.size=24&amp;icon.color=%23e8eaed&amp;icon.platform=web&amp;icon.query=touch" xlink:type="simple">mouse over button</text:a></text:span></text:p>
          <text:p text:style-name="P1"><text:span text:style-name="T1">Database tab:</text:span></text:p>
          <text:p text:style-name="P1"><text:span text:style-name="T1"><text:tab/></text:span><text:span text:style-name="T1"><text:a xlink:href="https://fonts.google.com/icons?selected=Material+Symbols+Outlined:search:FILL@0;wght@400;GRAD@0;opsz@24&amp;icon.size=24&amp;icon.color=%23e8eaed&amp;icon.platform=web&amp;icon.query=search" xlink:type="simple">search</text:a></text:span></text:p>
          <text:p text:style-name="P1"><text:span text:style-name="T1"><text:tab/></text:span><text:span text:style-name="T1"><text:a xlink:href="https://fonts.google.com/icons?selected=Material+Symbols+Outlined:sync_alt:FILL@0;wght@400;GRAD@0;opsz@24&amp;icon.size=24&amp;icon.color=%23e8eaed&amp;icon.platform=web&amp;icon.query=sync" xlink:type="simple">sync_alt</text:a></text:span></text:p>
          <text:p text:style-name="P1"><text:span text:style-name="T1"><text:tab/></text:span><text:span text:style-name="T1"><text:a xlink:href="https://fonts.google.com/icons?selected=Material+Symbols+Outlined:database:FILL@0;wght@400;GRAD@0;opsz@24&amp;icon.size=24&amp;icon.color=%23e8eaed&amp;icon.platform=web&amp;icon.query=data" xlink:type="simple">database</text:a></text:span></text:p>
          <text:p text:style-name="P1"><text:span text:style-name="T1">Settings tab:</text:span></text:p>
          <text:p text:style-name="P1"><text:span text:style-name="T1"><text:tab/></text:span><text:span text:style-name="T1"><text:a xlink:href="https://fonts.google.com/icons?selected=Material+Symbols+Outlined:settings:FILL@0;wght@400;GRAD@0;opsz@24&amp;icon.size=24&amp;icon.color=%23e8eaed&amp;icon.platform=web&amp;icon.query=setting" xlink:type="simple">gear</text:a></text:span></text:p>
          <text:p text:style-name="P1"><text:span text:style-name="T1"><text:tab/></text:span><text:span text:style-name="T1"><text:a xlink:href="https://fonts.google.com/icons?selected=Material+Symbols+Outlined:tune:FILL@0;wght@400;GRAD@0;opsz@24&amp;icon.size=24&amp;icon.color=%23e8eaed&amp;icon.platform=web&amp;icon.query=setting" xlink:type="simple">tune</text:a></text:span></text:p>
          <text:p text:style-name="P1"><text:span text:style-name="T1"><text:tab/></text:span></text:p>
          <text:p text:style-name="P1"><text:span text:style-name="T1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08cm" svg:height="0.963cm" svg:x="13.15cm" svg:y="0.737cm">
          <draw:text-box>
            <text:p><text:span text:style-name="T3"><text:a xlink:href="https://fonts.google.com/icons?icon.size=24&amp;icon.color=%23e8eaed&amp;icon.platform=web" xlink:type="simple">https://fonts.google.com/icons?icon.size=24&amp;icon.color=%23e8eaed&amp;icon.platform=we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2" draw:layer="layout" svg:width="7cm" svg:height="8.027cm" svg:x="10.139cm" svg:y="0.066cm">
          <text:p text:style-name="P1"><text:span text:style-name="T2">- Main app form (look)</text:span></text:p>
          <text:p text:style-name="P1"><text:span text:style-name="T2">- Main app functions (load dll files)</text:span></text:p>
          <text:p text:style-name="P1"><text:span text:style-name="T2">- graphics functions (play scene etc)</text:span></text:p>
          <text:p text:style-name="P1"><text:span text:style-name="T2"/></text:p>
          <text:p text:style-name="P1"><text:span text:style-name="T2">- Database file</text:span></text:p>
          <text:p text:style-name="P1"><text:span text:style-name="T2">- Database functions</text:span></text:p>
          <text:p text:style-name="P1"><text:span text:style-name="T2"/></text:p>
          <text:p text:style-name="P1"><text:span text:style-name="T2">- Custom Controls</text:span></text:p>
          <text:p text:style-name="P1"><text:span text:style-name="T2">- General functions</text:span></text:p>
          <text:p text:style-name="P1"><text:span text:style-name="T2"/></text:p>
          <text:p text:style-name="P1"><text:span text:style-name="T2">- Settings form</text:span></text:p>
          <text:p text:style-name="P1"><text:span text:style-name="T2"/></text:p>
          <text:p text:style-name="P1"><text:span text:style-name="T2">- XPression functions</text:span></text:p>
          <text:p text:style-name="P1"><text:span text:style-name="T2">- vMix functions</text:span></text:p>
          <text:p text:style-name="P1"><text:span text:style-name="T2">- CasparCG functions</text:span></text:p>
          <text:p text:style-name="P1"><text:span text:style-name="T2"/></text:p>
          <text:p text:style-name="P1"><text:span text:style-name="T2">- Enfusion packet 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86cm" svg:height="4.123cm" svg:x="-0.311cm" svg:y="0.056cm">
          <text:p text:style-name="P1"><text:span text:style-name="T2">Main app functions (load dll files):</text:span></text:p>
          <text:p text:style-name="P1"><text:span text:style-name="T2"/></text:p>
          <text:p text:style-name="P1"><text:span text:style-name="T2">- Load in all .dll files from folder</text:span></text:p>
          <text:p text:style-name="P1"><text:span text:style-name="T2">- Assign these as references</text:span></text:p>
          <text:p text:style-name="P1"><text:span text:style-name="T2">- Populate settings (like Graphics Program)</text:span></text:p>
          <text:p text:style-name="P1"><text:span text:style-name="T2">- Populate treeview with available projec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89cm" svg:height="6.348cm" svg:x="-0.341cm" svg:y="4.348cm">
          <text:p text:style-name="P1"><text:span text:style-name="T2">Graphics functions (play scene etc):</text:span></text:p>
          <text:p text:style-name="P1"><text:span text:style-name="T2"/></text:p>
          <text:p text:style-name="P5"><text:span text:style-name="T2">This file needs to get the Graphics Program setting, then find the functions associated with it, to execute if it found the dll file</text:span></text:p>
          <text:p text:style-name="P5"><text:span text:style-name="T2"/></text:p>
          <text:p text:style-name="P5"><text:span text:style-name="T2">- Play scene</text:span></text:p>
          <text:p text:style-name="P5"><text:span text:style-name="T2">- Change materials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PlayScene (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9.933cm" svg:y="8.197cm">
          <text:p text:style-name="P6"><text:span text:style-name="T2">Types of .dll/.db files:</text:span></text:p>
          <text:p text:style-name="P6"><text:span text:style-name="T2">(multiple) Packet form designs</text:span></text:p>
          <text:p text:style-name="P6"><text:span text:style-name="T2">(multiple) Graphics Program functions</text:span></text:p>
          <text:p text:style-name="P7"><text:span text:style-name="T2">(multiple) Database file</text:span></text:p>
          <text:p text:style-name="P7"><text:span text:style-name="T2">(multiple) Themes????</text:span></text:p>
          <text:p text:style-name="P6"><text:span text:style-name="T2"/></text:p>
          <text:p text:style-name="P6"><text:span text:style-name="T2">???? Project settings</text:span></text:p>
          <text:p text:style-name="P6"><text:span text:style-name="T2"/></text:p>
          <text:p text:style-name="P6"><text:span text:style-name="T2"/></text:p>
          <text:p text:style-name="P7"><text:span text:style-name="T2">(single?) Database functions</text:span></text:p>
          <text:p text:style-name="P7"><text:span text:style-name="T2">(single?) Custom Controls</text:span></text:p>
          <text:p text:style-name="P7"><text:span text:style-name="T2">(single?) General functions</text:span></text:p>
          <text:p text:style-name="P7"><text:span text:style-name="T2"/></text:p>
          <text:p text:style-name="P7"><text:span text:style-name="T2"/></text:p>
          <text:p text:style-name="P7"><text:span text:style-name="T2">In app:</text:span></text:p>
          <text:p text:style-name="P7"><text:span text:style-name="T2">Main form</text:span></text:p>
          <text:p text:style-name="P7"><text:span text:style-name="T2">Settings form</text:span></text:p>
          <text:p text:style-name="P7"><text:span text:style-name="T2"/></text:p>
          <text:p text:style-name="P7"><text:span text:style-name="T2">Graphics functions</text:span></text:p>
          <text:p text:style-name="P7"><text:span text:style-name="T2">Main app functions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186cm" svg:height="4.894cm" svg:x="17.405cm" svg:y="0.237cm">
          <text:p text:style-name="P1"><text:span text:style-name="T2">Create a template for forms with:</text:span></text:p>
          <text:p text:style-name="P1"><text:span text:style-name="T2">- Form layout (fixed dimensions)</text:span></text:p>
          <text:p text:style-name="P1"><text:span text:style-name="T2">- custom project settings (added to normal)</text:span></text:p>
          <text:p text:style-name="P1"><text:span text:style-name="T2"/></text:p>
          <text:p text:style-name="P1"><text:span text:style-name="T2">Template has references to:</text:span></text:p>
          <text:p text:style-name="P1"><text:span text:style-name="T2">- Custom tools</text:span></text:p>
          <text:p text:style-name="P1"><text:span text:style-name="T2">- Graphics functions</text:span></text:p>
          <text:p text:style-name="P1"><text:span text:style-name="T2">- Database stuff</text:span></text:p>
          <text:p text:style-name="P1"><text:span text:style-name="T2"/></text:p>
          <text:p text:style-name="P1"><text:span text:style-name="T2">Needs all references to graphics programs for testing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716cm" svg:height="10.461cm" svg:x="17.215cm" svg:y="6.047cm">
          <text:p text:style-name="P6"><text:span text:style-name="T2">Controls:</text:span></text:p>
          <text:p text:style-name="P6"><text:span text:style-name="T2"/></text:p>
          <text:p text:style-name="P6"><text:span text:style-name="T2">DB_Linker:</text:span></text:p>
          <text:p text:style-name="P6"><text:span text:style-name="T2">In the properties the user can get an [object] in a [scene] to change the text or material to a [database column]</text:span></text:p>
          <text:p text:style-name="P6"><text:span text:style-name="T2">Format: [Data]&gt;(SheetName)&gt;(ColumnName)</text:span></text:p>
          <text:p text:style-name="P6"><text:span text:style-name="T2">[Data]: indicate that it gets from the db</text:span></text:p>
          <text:p text:style-name="P6"><text:span text:style-name="T2">SheetName: what sheet the data is in</text:span></text:p>
          <text:p text:style-name="P6"><text:span text:style-name="T2">ColumnName: what column the data is in</text:span></text:p>
          <text:p text:style-name="P6"><text:span text:style-name="T2"/></text:p>
          <text:p text:style-name="P6"><text:span text:style-name="T2">DB_Viewer: Custom dataGridView</text:span></text:p>
          <text:p text:style-name="P6"><text:span text:style-name="T2">OS_Button: Custom button</text:span></text:p>
          <text:p text:style-name="P6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25.554cm" svg:y="6.207cm">
          <text:p text:style-name="P6"><text:span text:style-name="T2">How do I want to setup the tournaments?</text:span></text:p>
          <text:p text:style-name="P6"><text:span text:style-name="T2"/></text:p>
          <text:p text:style-name="P6"><text:span text:style-name="T2">In the database</text:span></text:p>
          <text:p text:style-name="P6"><text:span text:style-name="T2">Edit in program itself</text:span></text:p>
          <text:p text:style-name="P6"><text:span text:style-name="T2">Able to import easily by dragging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atabase per sport:</text:span></text:p>
          <text:p text:style-name="P6"><text:span text:style-name="T2">Fighters/Players</text:span></text:p>
          <text:p text:style-name="P6"><text:span text:style-name="T2">Matches/Tournaments</text:span></text:p>
          <text:p text:style-name="P6"><text:span text:style-name="T2">Sponsors</text:span></text:p>
          <text:p text:style-name="P6"><text:span text:style-name="T2"/></text:p>
          <text:p text:style-name="P6"><text:span text:style-name="T2"/></text:p>
          <text:p text:style-name="P6"><text:span text:style-name="T2">Database main??</text:span></text:p>
          <text:p text:style-name="P6"><text:span text:style-name="T2">Settings?</text:span></text:p>
          <text:p text:style-name="P6"><text:span text:style-name="T2">Packages?</text:span></text:p>
          <text:p text:style-name="P6"><text:span text:style-name="T2">References?</text:span></text:p>
          <text:p text:style-name="P6"><text:span text:style-name="T2">Project and database conn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1" draw:text-style-name="P2" xml:id="id2" draw:id="id2" draw:layer="layout" svg:width="3.537cm" svg:height="0.829cm" svg:x="12.423cm" svg:y="0.189cm">
          <text:p text:style-name="P1"><text:span text:style-name="T2">Main applic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" draw:id="id3" draw:layer="layout" svg:width="3.311cm" svg:height="0.847cm" svg:x="16.224cm" svg:y="1.596cm">
          <text:p text:style-name="P9"><text:span text:style-name="T4">Application opened</text:span></text:p>
          <text:p text:style-name="P9"><text:span text:style-name="T5">Load func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" draw:id="id7" draw:layer="layout" svg:width="3.696cm" svg:height="0.829cm" svg:x="11.711cm" svg:y="3.162cm">
          <text:p text:style-name="P5"><text:span text:style-name="T6">Double click on treeview item</text:span></text:p>
          <text:p text:style-name="P5"><text:span text:style-name="T2">Open form in app: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" draw:id="id4" draw:layer="layout" svg:width="4.216cm" svg:height="0.829cm" svg:x="16.245cm" svg:y="3.087cm">
          <text:p text:style-name="P5"><text:span text:style-name="T5">Get all .dll/.db f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5" draw:id="id5" draw:layer="layout" svg:width="6.781cm" svg:height="2.442cm" svg:x="16.244cm" svg:y="4.566cm">
          <text:p text:style-name="P5"><text:span text:style-name="T5">Separate into types:</text:span></text:p>
          <text:p text:style-name="P5"><text:span text:style-name="T5"><text:tab/></text:span><text:span text:style-name="T5">- Package Form</text:span></text:p>
          <text:p text:style-name="P5"><text:span text:style-name="T5"><text:tab/></text:span><text:span text:style-name="T5">- Database file</text:span></text:p>
          <text:p text:style-name="P5"><text:span text:style-name="T5"><text:tab/></text:span><text:span text:style-name="T5">- Graphics program functions</text:span></text:p>
          <text:p text:style-name="P5"><text:span text:style-name="T5"><text:tab/></text:span><text:span text:style-name="T5">- Themes??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6" draw:id="id6" draw:layer="layout" svg:width="5.574cm" svg:height="0.829cm" svg:x="16.253cm" svg:y="7.643cm">
          <text:p text:style-name="P5"><text:span text:style-name="T5">Check if each can be loaded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" draw:id="id1" draw:layer="layout" svg:width="7.323cm" svg:height="0.829cm" svg:x="16.273cm" svg:y="9.096cm">
          <text:p text:style-name="P5"><text:span text:style-name="T5">Load package form files into treeviews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23.596cm" svg:y1="9.51cm" svg:x2="15.96cm" svg:y2="0.603cm" draw:start-shape="id1" draw:start-glue-point="1" draw:end-shape="id2" draw:end-glue-point="1" svg:d="M23596 9510h500v-8907h-8136" svg:viewBox="0 0 8137 8908">
          <text:p/>
        </draw:connector>
        <draw:connector draw:style-name="gr18" draw:text-style-name="P12" draw:layer="layout" svg:x1="14.191cm" svg:y1="1.018cm" svg:x2="16.224cm" svg:y2="2.019cm" draw:start-shape="id2" draw:start-glue-point="2" draw:end-shape="id3" draw:end-glue-point="3" svg:d="M14191 1018v1001h2033" svg:viewBox="0 0 2034 1002">
          <text:p/>
        </draw:connector>
        <draw:connector draw:style-name="gr18" draw:text-style-name="P12" draw:layer="layout" draw:line-skew="0.174cm" svg:x1="17.866cm" svg:y1="2.443cm" svg:x2="18.353cm" svg:y2="3.087cm" draw:end-shape="id4" svg:d="M17866 2443v245h487v399" svg:viewBox="0 0 488 645">
          <text:p/>
        </draw:connector>
        <draw:connector draw:style-name="gr18" draw:text-style-name="P12" draw:layer="layout" draw:line-skew="-0.1cm" svg:x1="18.353cm" svg:y1="3.916cm" svg:x2="19.634cm" svg:y2="4.566cm" draw:start-shape="id4" draw:start-glue-point="2" draw:end-shape="id5" draw:end-glue-point="0" svg:d="M18353 3916v225h1281v425" svg:viewBox="0 0 1282 651">
          <text:p/>
        </draw:connector>
        <draw:connector draw:style-name="gr18" draw:text-style-name="P12" draw:layer="layout" draw:line-skew="-0.128cm" svg:x1="19.634cm" svg:y1="7.008cm" svg:x2="19.04cm" svg:y2="7.643cm" draw:start-shape="id5" draw:start-glue-point="2" draw:end-shape="id6" draw:end-glue-point="0" svg:d="M19634 7008v189h-594v446" svg:viewBox="0 0 595 636">
          <text:p/>
        </draw:connector>
        <draw:connector draw:style-name="gr18" draw:text-style-name="P12" draw:layer="layout" draw:line-skew="-0.143cm" svg:x1="19.04cm" svg:y1="8.472cm" svg:x2="19.934cm" svg:y2="9.096cm" draw:start-shape="id6" draw:start-glue-point="2" draw:end-shape="id1" draw:end-glue-point="0" svg:d="M19040 8472v168h894v456" svg:viewBox="0 0 895 625">
          <text:p/>
        </draw:connector>
        <draw:connector draw:style-name="gr18" draw:text-style-name="P12" draw:layer="layout" draw:line-skew="-0.07cm" svg:x1="14.191cm" svg:y1="1.018cm" svg:x2="13.559cm" svg:y2="3.162cm" draw:start-shape="id2" draw:start-glue-point="2" draw:end-shape="id7" draw:end-glue-point="0" svg:d="M14191 1018v1001h-632v1143" svg:viewBox="0 0 633 2145">
          <text:p/>
        </draw:connector>
        <draw:custom-shape draw:style-name="gr19" draw:text-style-name="P2" xml:id="id8" draw:id="id8" draw:layer="layout" svg:width="3.913cm" svg:height="1.931cm" svg:x="11.595cm" svg:y="4.682cm">
          <text:p text:style-name="P1"><text:span text:style-name="T2">Check if Graphics program set in settings can be loade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3.559cm" svg:y1="3.991cm" svg:x2="13.551cm" svg:y2="4.682cm" draw:start-shape="id7" draw:start-glue-point="2" draw:end-shape="id8" draw:end-glue-point="0" svg:d="M13559 3991v345h-8v346" svg:viewBox="0 0 9 692">
          <text:p/>
        </draw:connector>
        <draw:connector draw:style-name="gr18" draw:text-style-name="P12" draw:layer="layout" svg:x1="11.595cm" svg:y1="5.647cm" svg:x2="8.75cm" svg:y2="6.388cm" draw:start-shape="id8" draw:start-glue-point="3" draw:end-shape="id9" draw:end-glue-point="0" svg:d="M11595 5647h-2845v741" svg:viewBox="0 0 2846 742">
          <text:p/>
        </draw:connector>
        <draw:custom-shape draw:style-name="gr20" draw:text-style-name="P2" xml:id="id9" draw:id="id9" draw:layer="layout" svg:width="3.535cm" svg:height="2.573cm" svg:x="6.983cm" svg:y="6.388cm">
          <text:p text:style-name="P1"><text:span text:style-name="T2">Display warning overtop of form and set Graphics Program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613cm" svg:y="5.538cm">
          <text:p text:style-name="P1"><text:span text:style-name="T7">N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3" draw:layer="layout" svg:width="1.064cm" svg:height="0.593cm" svg:x="13.426cm" svg:y="7.029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1cm" svg:y1="6.613cm" svg:x2="13.553cm" svg:y2="8.487cm" draw:start-shape="id8" draw:start-glue-point="2" draw:end-shape="id10" draw:end-glue-point="0" svg:d="M13551 6613v937h2v937" svg:viewBox="0 0 3 1875">
          <text:p/>
        </draw:connector>
        <draw:custom-shape draw:style-name="gr23" draw:text-style-name="P2" xml:id="id10" draw:id="id10" draw:layer="layout" svg:width="3.913cm" svg:height="1.54cm" svg:x="11.597cm" svg:y="8.487cm">
          <text:p text:style-name="P1"><text:span text:style-name="T2">Check if Dataset in settings can be foun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1.597cm" svg:y1="9.257cm" svg:x2="8.779cm" svg:y2="10.303cm" draw:start-shape="id10" draw:start-glue-point="3" draw:end-shape="id11" draw:end-glue-point="0" svg:d="M11597 9257h-2818v1046" svg:viewBox="0 0 2819 1047">
          <text:p/>
        </draw:connector>
        <draw:custom-shape draw:style-name="gr24" draw:text-style-name="P2" xml:id="id11" draw:id="id11" draw:layer="layout" svg:width="3.535cm" svg:height="2.469cm" svg:x="7.012cm" svg:y="10.303cm">
          <text:p text:style-name="P1"><text:span text:style-name="T2">Display warning overtop of form and set Dataset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779cm" svg:y="9.452cm">
          <text:p text:style-name="P1"><text:span text:style-name="T7">No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064cm" svg:height="0.593cm" svg:x="13.435cm" svg:y="10.256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3cm" svg:y1="10.027cm" svg:x2="13.558cm" svg:y2="11.44cm" draw:start-shape="id10" draw:start-glue-point="2" draw:end-shape="id12" draw:end-glue-point="0" svg:d="M13553 10027v706h5v707" svg:viewBox="0 0 6 1414">
          <text:p/>
        </draw:connector>
        <draw:custom-shape draw:style-name="gr25" draw:text-style-name="P2" xml:id="id12" draw:id="id12" draw:layer="layout" svg:width="3.873cm" svg:height="0.765cm" svg:x="11.622cm" svg:y="11.44cm">
          <text:p text:style-name="P1"><text:span text:style-name="T2">Load package form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draw:line-skew="0.246cm" svg:x1="14.191cm" svg:y1="1.018cm" svg:x2="2.75cm" svg:y2="2.529cm" draw:start-shape="id2" draw:start-glue-point="2" draw:end-shape="id13" draw:end-glue-point="0" svg:d="M14191 1018v1001h-11441v510" svg:viewBox="0 0 11442 1512">
          <text:p/>
        </draw:connector>
        <draw:custom-shape draw:style-name="gr20" draw:text-style-name="P2" xml:id="id13" draw:id="id13" draw:layer="layout" svg:width="3.535cm" svg:height="2.573cm" svg:x="0.983cm" svg:y="2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6" draw:text-style-name="P2" draw:layer="layout" svg:width="26.016cm" svg:height="11.367cm" svg:x="1.462cm" svg:y="0.753cm">
          <text:p text:style-name="P1"><text:span text:style-name="T1">Clip Button:</text:span></text:p>
          <text:p text:style-name="P1"><text:span text:style-name="T1">DO:</text:span></text:p>
          <text:p text:style-name="P1"><text:span text:style-name="T1">Trigger clips</text:span></text:p>
          <text:p text:style-name="P1"><text:span text:style-name="T1">Change own button text</text:span></text:p>
          <text:p text:style-name="P1"><text:span text:style-name="T1">Possibly set other buttons to default (index 0?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Variables</text:span></text:p>
          <text:p text:style-name="P1"><text:span text:style-name="T1">Private index</text:span></text:p>
          <text:p text:style-name="P1"><text:span text:style-name="T1">Public scene</text:span></text:p>
          <text:p text:style-name="P1"><text:span text:style-name="T1">Public ButtonGroup (for all of the same group, each will set all others to index 0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ublic bool automatic clip plays (this will just play each clip in the scene based on clicks)</text:span></text:p>
          <text:p text:style-name="P1"><text:span text:style-name="T1"/></text:p>
          <text:p text:style-name="P5"><text:span text:style-name="T1">Public type?</text:span></text:p>
          <text:p text:style-name="P1"><text:span text:style-name="T1">Types:</text:span></text:p>
          <text:p text:style-name="P1"><text:span text:style-name="T1">Each click = next clip in scene</text:span></text:p>
          <text:p text:style-name="P1"><text:span text:style-name="T1">Create array of click acti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7" draw:text-style-name="P14" draw:layer="layout" svg:width="31.872cm" svg:height="1.669cm" svg:x="-2.252cm" svg:y="21.0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1.872cm" svg:height="3.012cm" svg:x="-2.252cm" svg:y="18.0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0.16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-1.191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2.889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5.613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335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11.057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516cm" svg:height="0.628cm" svg:x="13.7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504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19.226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1.949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24.671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1.535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4.252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4.252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6.975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6.975cm" svg:y="19.76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9.701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9.701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2.418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2.418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3.723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5.14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5.144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6.44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7.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7.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19.175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0.5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0.5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1.892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3.3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3.304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4.60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6.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4.503cm" svg:height="1.206cm" svg:x="0.385cm" svg:y="5.79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6cm" svg:y="5.95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2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4cm" svg:y="5.95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7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1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6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8cm" svg:y="5.79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6.027cm" svg:height="2.578cm" svg:x="0.272cm" svg:y="0.611cm">
          <text:p text:style-name="P1"><text:span text:style-name="T1">Logic button:</text:span></text:p>
          <text:p text:style-name="P1"><text:span text:style-name="T1">Button that lets user implement different logical statements with if et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7.084cm" svg:y="0.597cm">
          <text:p text:style-name="P1"><text:span text:style-name="T1">FlipFlop Button:</text:span></text:p>
          <text:p text:style-name="P1"><text:span text:style-name="T1">Button with 2 states, on or off.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15.292cm" svg:y="2.062cm">
          <text:p text:style-name="P1"><text:span text:style-name="T1">ClipPath collection has property:</text:span></text:p>
          <text:p text:style-name="P1"><text:span text:style-name="T1">String: in</text:span></text:p>
          <text:p text:style-name="P1"><text:span text:style-name="T1">Logic depends on ins and outs</text:span></text:p>
          <text:p text:style-name="P1"><text:span text:style-name="T1">Bool required</text:span>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7.3cm" svg:y1="6.154cm" svg:x2="15.292cm" svg:y2="3.324cm">
          <text:p/>
        </draw:line>
        <draw:custom-shape draw:style-name="gr39" draw:text-style-name="P21" draw:layer="layout" svg:width="24.503cm" svg:height="1.206cm" svg:x="0.386cm" svg:y="14.38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7cm" svg:y="14.54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1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3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5cm" svg:y="14.5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8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2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4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7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9cm" svg:y="14.38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24.503cm" svg:height="1.206cm" svg:x="0.291cm" svg:y="10.775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012cm" svg:y="10.136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736cm" svg:y="9.5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458cm" svg:y="9.5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18cm" svg:y="10.136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03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627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349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072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794cm" svg:y="10.775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2" draw:layer="layout" svg:x1="13.474cm" svg:y1="11.425cm" svg:x2="14.356cm" svg:y2="10.583cm">
          <text:p/>
        </draw:line>
        <draw:line draw:style-name="gr49" draw:text-style-name="P12" draw:layer="layout" svg:x1="1.221cm" svg:y1="11.425cm" svg:x2="24.98cm" svg:y2="11.438cm">
          <text:p/>
        </draw:line>
        <draw:line draw:style-name="gr48" draw:text-style-name="P12" draw:layer="layout" svg:x1="19.142cm" svg:y1="11.438cm" svg:x2="20.024cm" svg:y2="10.596cm">
          <text:p/>
        </draw:line>
        <draw:line draw:style-name="gr48" draw:text-style-name="P12" draw:layer="layout" svg:x1="2.774cm" svg:y1="11.426cm" svg:x2="3.656cm" svg:y2="10.58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0" draw:text-style-name="P24" draw:layer="layout" svg:width="5.566cm" svg:height="8.71cm" svg:x="1.681cm" svg:y="1.08cm">
          <text:p text:style-name="P23">Tabcontrol</text:p>
          <text:p text:style-name="P23">Database</text:p>
          <text:p text:style-name="P23">Dataviewer</text:p>
          <text:p text:style-name="P23"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13.454cm" svg:y="2.817cm">
          <text:p text:style-name="P23"><text:span text:style-name="T8">Databases (treeview)</text:span></text:p>
          <text:p text:style-name="P23"><text:span text:style-name="T8">V</text:span></text:p>
          <text:p text:style-name="P23"><text:span text:style-name="T8">Tables (tabControl)</text:span></text:p>
          <text:p text:style-name="P23"><text:span text:style-name="T8">V</text:span></text:p>
          <text:p text:style-name="P23"><text:span text:style-name="T8">Columns (dataGrid)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5.141cm" svg:y="6.755cm">
          <text:p text:style-name="P23"><text:span text:style-name="T8">AllowUserToOrderColumns</text:span></text:p>
          <text:p text:style-name="P23"><text:span text:style-name="T8">AllowUserToResizeRows?</text:span></text:p>
          <text:p text:style-name="P23"><text:span text:style-name="T8">SelectionMode</text:span></text:p>
          <text:p text:style-name="P23"><text:span text:style-name="T8">RowHeadersWidth</text:span></text:p>
          <text:p text:style-name="P23"><text:span text:style-name="T8">AutoSizeColumnsMode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9.749cm" svg:height="8.71cm" svg:x="21.672cm" svg:y="2.626cm">
          <text:p text:style-name="P25"><text:span text:style-name="T8">SQLite functions:</text:span></text:p>
          <text:p text:style-name="P25"><text:span text:style-name="T8">ReorderColumns (remake table)</text:span></text:p>
          <text:p text:style-name="P25"><text:span text:style-name="T8">RenameColumn (remake table)</text:span></text:p>
          <text:p text:style-name="P25"><text:span text:style-name="T8"/></text:p>
          <text:p text:style-name="P25"><text:span text:style-name="T8">CreateNewColumn</text:span></text:p>
          <text:p text:style-name="P25"><text:span text:style-name="T8">Cre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2" draw:text-style-name="P28" draw:layer="layout" svg:width="8.754cm" svg:height="3.37cm" svg:x="5.805cm" svg:y="0.456cm">
          <text:p text:style-name="P27"><text:span text:style-name="T1">Toggle:</text:span></text:p>
          <text:p text:style-name="P27"><text:span text:style-name="T1">Button Text</text:span></text:p>
          <text:p text:style-name="P27"><text:span text:style-name="T1">Scene Name</text:span></text:p>
          <text:p text:style-name="P27"><text:span text:style-name="T1">Scene changes</text:span></text:p>
          <text:p text:style-name="P27"><text:span text:style-name="T9">ClipPath in</text:span></text:p>
          <text:p text:style-name="P27"><text:span text:style-name="T9">ClipPath out</text:span></text:p>
          <draw:enhanced-geometry svg:viewBox="0 0 21600 21600" draw:type="rectangle" draw:enhanced-path="M 0 0 L 21600 0 21600 21600 0 21600 0 0 Z N"/>
        </draw:custom-shape>
        <draw:custom-shape draw:style-name="gr53" draw:text-style-name="P28" draw:layer="layout" svg:width="5.566cm" svg:height="8.71cm" svg:x="0.121cm" svg:y="0.102cm">
          <text:p text:style-name="P27"><text:span text:style-name="T1">Buttons:</text:span></text:p>
          <text:list text:style-name="L1">
            <text:list-item>
              <text:p text:style-name="P27"><text:span text:style-name="T1">Toggle</text:span></text:p>
            </text:list-item>
            <text:list-item>
              <text:p text:style-name="P27"><text:span text:style-name="T1">Script</text:span></text:p>
            </text:list-item>
            <text:list-item>
              <text:p text:style-name="P27"><text:span text:style-name="T1">Logic</text:span></text:p>
            </text:list-item>
          </text:list>
          <text:p text:style-name="P27"><text:span text:style-name="T1"/></text:p>
          <text:p text:style-name="P27"><text:span text:style-name="T1">(scene play out)</text:span></text:p>
          <text:p text:style-name="P27"><text:span text:style-name="T1"/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8.754cm" svg:height="3.247cm" svg:x="5.805cm" svg:y="3.957cm">
          <text:p text:style-name="P27"><text:span text:style-name="T1">Script:</text:span></text:p>
          <text:p text:style-name="P29"><text:span text:style-name="T9">Scene[]</text:span></text:p>
          <text:p text:style-name="P29"><text:span text:style-name="T8"><text:tab/></text:span><text:span text:style-name="T8">- </text:span><text:span text:style-name="T10">ClipPath[]</text:span></text:p>
          <text:p text:style-name="P29"><text:span text:style-name="T8"><text:tab/></text:span><text:span text:style-name="T8">- Play all Clips at press?</text:span></text:p>
          <text:p text:style-name="P29"><text:span text:style-name="T8"><text:tab/></text:span><text:span text:style-name="T8">- </text:span><text:span text:style-name="T10">scene changes</text:span></text:p>
          <text:p text:style-name="P29"><text:span text:style-name="T8"><text:tab/></text:span><text:span text:style-name="T8">- Button text</text:span></text:p>
          <text:p text:style-name="P27"><text:span text:style-name="T11"/></text:p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8.754cm" svg:height="4.16cm" svg:x="5.805cm" svg:y="7.4cm">
          <text:p text:style-name="P27"><text:span text:style-name="T1">Logic:</text:span></text:p>
          <text:p text:style-name="P27"><text:span text:style-name="T1">Buttons[]</text:span></text:p>
          <text:p text:style-name="P27"><text:span text:style-name="T8"><text:tab/></text:span><text:span text:style-name="T8">- Toggle or Script button</text:span></text:p>
          <text:p text:style-name="P27"><text:span text:style-name="T8"><text:tab/></text:span><text:span text:style-name="T8">- </text:span><text:span text:style-name="T10">Condition:</text:span></text:p>
          <text:p text:style-name="P27"><text:span text:style-name="T8"><text:tab/></text:span><text:span text:style-name="T8"> <text:s text:c="2"/></text:span><text:span text:style-name="T8">/ if script button ... has reached clip …</text:span></text:p>
          <text:p text:style-name="P27"><text:span text:style-name="T8"><text:tab/></text:span><text:span text:style-name="T8"> <text:s text:c="2"/></text:span><text:span text:style-name="T8">/ if toggle button ... is on/off</text:span></text:p>
          <text:p text:style-name="P27"><text:span text:style-name="T8"><text:tab/></text:span><text:span text:style-name="T8"> <text:s text:c="2"/></text:span><text:span text:style-name="T8">/ if data exists ...</text:span></text:p>
          <text:p text:style-name="P27"><text:span text:style-name="T8"><text:tab/></text:span><text:span text:style-name="T8">- Button Properties (public Button)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8.085cm" svg:y="-0.647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6.768cm" svg:y="1.511cm">
          <text:p text:style-name="P27"><text:span text:style-name="T1">Scene chang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“</text:span><text:span text:style-name="T1">head”, data_folder/file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“</text:span><text:span text:style-name="T1">head”, “data”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1.524cm">
          <text:p text:style-name="P27"><text:span text:style-name="T1">Scen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7.67cm">
          <text:p text:style-name="P27"><text:span text:style-name="T1">ClipPath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8" draw:text-style-name="P28" draw:layer="layout" svg:width="3.861cm" svg:height="14.542cm" svg:x="0.75cm" svg:y="0.902cm">
          <text:p text:style-name="P27"><text:span text:style-name="T8">Base class Operator Button</text:span></text:p>
          <text:p text:style-name="P27"><text:span text:style-name="T8"/></text:p>
          <text:p text:style-name="P27"><text:span text:style-name="T8">- Visuals</text:span></text:p>
          <text:p text:style-name="P27"><text:span text:style-name="T8">- Recategorise </text:span><text:span text:style-name="T8"><text:tab/></text:span><text:span text:style-name="T8"><text:tab/></text:span><text:span text:style-name="T8"><text:tab/></text:span><text:span text:style-name="T8">properties</text:span></text:p>
          <text:p text:style-name="P27"><text:span text:style-name="T8">- Scaling?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15cm" svg:y="0.859cm">
          <text:p text:style-name="P27"><text:span text:style-name="T8">partial class Script_Button</text:span></text:p>
          <text:p text:style-name="P27"><text:span text:style-name="T8"/></text:p>
          <text:p text:style-name="P27"><text:span text:style-name="T8">+ (partial class) Scen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5.934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Button text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11.165cm">
          <text:p text:style-name="P27"><text:span text:style-name="T8">partial class Logic_Button</text:span></text:p>
          <text:p text:style-name="P27"><text:span text:style-name="T8"/></text:p>
          <text:p text:style-name="P27"><text:span text:style-name="T8">+ (partial class) Button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66cm" svg:y="0.817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5.892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ClipIn</text:span></text:p>
          <text:p text:style-name="P27"><text:span text:style-name="T8">+ ClipOut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11.123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66cm" svg:y="0.816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5.891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11.122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2.002cm" svg:y="-0.453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7.53cm" svg:y="-0.426cm">
          <text:p text:style-name="P30"><text:span text:style-name="T12">CasparCG: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52cm" svg:y="0.775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5.85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11.081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23.016cm" svg:y="-0.467cm">
          <text:p text:style-name="P30"><text:span text:style-name="T12">vMix:</text:span></text:p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4.751cm" svg:height="1.972cm" svg:x="5.013cm" svg:y="13.264cm">
          <text:p text:style-name="P27"><text:span text:style-name="T8">Base class Button</text:span></text:p>
          <text:p text:style-name="P27"><text:span text:style-name="T8">- Toggle or Script button</text:span></text:p>
          <text:p text:style-name="P27"><text:span text:style-name="T8">- Properties of that button (only custom properties)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4.234cm" svg:height="1.514cm" svg:x="5.487cm" svg:y="3.43cm">
          <text:p text:style-name="P27"><text:span text:style-name="T8">Base class Scenes</text:span></text:p>
          <text:p text:style-name="P27"><text:span text:style-name="T8">- Play all clips at press</text:span></text:p>
          <text:p text:style-name="P27"><text:span text:style-name="T8">- Button text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4.234cm" svg:height="1.487cm" svg:x="12.251cm" svg:y="3.443cm">
          <text:p text:style-name="P27"><text:span text:style-name="T8">Scenes</text:span></text:p>
          <text:p text:style-name="P27"><text:span text:style-name="T8">+ ClipPath[]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4.623cm" svg:height="1.404cm" svg:x="11.891cm" svg:y="13.832cm">
          <text:p text:style-name="P27"><text:span text:style-name="T8">Base class Button</text:span></text:p>
          <text:p text:style-name="P27"><text:span text:style-name="T8">+ Condi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64" draw:text-style-name="P28" draw:layer="layout" svg:width="18.4cm" svg:height="4.598cm" svg:x="0.307cm" svg:y="0.568cm">
          <text:p text:style-name="P27"><text:span text:style-name="T8">ObjectChanges command:</text:span></text:p>
          <text:p text:style-name="P27"><text:span text:style-name="T8">SOURCE[Database/DataView],</text:span></text:p>
          <text:p text:style-name="P27"><text:span text:style-name="T8">ROW[Number/Selected],</text:span></text:p>
          <text:p text:style-name="P27"><text:span text:style-name="T8">IF(Condition[Role=”Player”/SelectionCount=1/ToggleBox=true], True[…], False[…])</text:span></text:p>
          <text:p text:style-name="P27"><text:span text:style-name="T8">EXECUTE[Object1 = column1, Object2 = column2...]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0.295cm" svg:y="8.833cm">
          <text:p text:style-name="P27"><text:span text:style-name="T8">The field in a database can be:</text:span></text:p>
          <text:p text:style-name="P27"><text:span text:style-name="T8">String</text:span></text:p>
          <text:p text:style-name="P27"><text:span text:style-name="T8">Image</text:span></text:p>
          <text:p text:style-name="P27"><text:span text:style-name="T8">Int</text:span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>Get field as [Object? value]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18.4cm" svg:height="4.751cm" svg:x="0.307cm" svg:y="3.679cm">
          <text:p text:style-name="P27"><text:span text:style-name="T8">ObjectChange:</text:span></text:p>
          <text:p text:style-name="P27"><text:span text:style-name="T13">Object in scene</text:span><text:span text:style-name="T14">: [</text:span><text:span text:style-name="T13">string</text:span><text:span text:style-name="T14">]</text:span></text:p>
          <text:p text:style-name="P27"><text:span text:style-name="T8"/></text:p>
          <text:p text:style-name="P27"><text:span text:style-name="T13">Source</text:span><text:span text:style-name="T8">: [</text:span><text:span text:style-name="T13">LinkedDatabase</text:span><text:span text:style-name="T8">/</text:span><text:span text:style-name="T13">DataGridView</text:span><text:span text:style-name="T8">/</text:span><text:span text:style-name="T13">File</text:span><text:span text:style-name="T8">]</text:span></text:p>
          <text:p text:style-name="P27"><text:span text:style-name="T8">Row: [</text:span><text:span text:style-name="T13">number</text:span><text:span text:style-name="T8">/</text:span><text:span text:style-name="T13">selection</text:span><text:span text:style-name="T8">/</text:span><text:span text:style-name="T15">GetRowWhereName=””</text:span><text:span text:style-name="T8">]</text:span></text:p>
          <text:p text:style-name="P27"><text:span text:style-name="T8"/></text:p>
          <text:p text:style-name="P27"><text:span text:style-name="T13">Column</text:span><text:span text:style-name="T8">: [</text:span><text:span text:style-name="T13">name</text:span><text:span text:style-name="T8">/</text:span><text:span text:style-name="T13">number</text:span><text:span text:style-name="T8">]</text:span></text:p>
          <text:p text:style-name="P27"><text:span text:style-name="T8"/></text:p>
          <text:p text:style-name="P27"><text:span text:style-name="T15">If:</text:span></text:p>
          <text:p text:style-name="P27"><text:span text:style-name="T15">Execute if true:</text:span></text:p>
          <text:p text:style-name="P27"><text:span text:style-name="T15">Execute if false: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4cm" svg:y="5.373cm">
          <text:p text:style-name="P27"><text:span text:style-name="T8">Play scene only needs to know if data has been set or not</text:span></text:p>
          <text:p text:style-name="P27"><text:span text:style-name="T8"/></text:p>
          <text:p text:style-name="P27"><text:span text:style-name="T8">Object.text = field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5cm" svg:y="0.539cm">
          <text:p text:style-name="P27"><text:span text:style-name="T8">?????????????????????????????????</text:span></text:p>
          <text:p text:style-name="P27"><text:span text:style-name="T8">Object changes execute before any play or preview</text:span></text:p>
          <text:p text:style-name="P27"><text:span text:style-name="T8">They get passed into those functions so that these can decide whether to play a scene based on data exist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9.282cm" svg:y="10.791cm">
          <text:p text:style-name="P27"><text:span text:style-name="T8">DataSource+Row:</text:span></text:p>
          <text:p text:style-name="P27"><text:span text:style-name="T8"><text:tab/></text:span><text:span text:style-name="T8">change 1</text:span></text:p>
          <text:p text:style-name="P27"><text:span text:style-name="T8"><text:tab/></text:span><text:span text:style-name="T8">change 2</text:span></text:p>
          <text:p text:style-name="P27"><text:span text:style-name="T8"><text:tab/></text:span><text:span text:style-name="T8">if:</text:span></text:p>
          <text:p text:style-name="P27"><text:span text:style-name="T8"><text:tab/></text:span><text:span text:style-name="T8"><text:tab/></text:span><text:span text:style-name="T8">change 1</text:span></text:p>
          <text:p text:style-name="P27"><text:span text:style-name="T8"><text:tab/></text:span><text:span text:style-name="T8"><text:tab/></text:span><text:span text:style-name="T8">change 2</text:span></text:p>
          <text:p text:style-name="P27"><text:span text:style-name="T8"><text:tab/></text:span><text:span text:style-name="T8">change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68" draw:text-style-name="P28" draw:layer="layout" svg:width="19.489cm" svg:height="15.62cm" svg:x="0.512cm" svg:y="0.91cm">
          <text:p text:style-name="P27"><text:span text:style-name="T8">TriggerClip(sender)</text:span></text:p>
          <text:p text:style-name="P27"><text:span text:style-name="T8"/></text:p>
          <text:p text:style-name="P27"><text:span text:style-name="T8">Connector.TriggerClip(Control sender)</text:span></text:p>
          <text:p text:style-name="P27"><text:span text:style-name="T8">{</text:span></text:p>
          <text:p text:style-name="P27"><text:span text:style-name="T8"><text:tab/></text:span><text:span text:style-name="T8">switch loadedForm.settings.GraphicsSoftware:</text:span></text:p>
          <text:p text:style-name="P27"><text:span text:style-name="T8"><text:tab/></text:span><text:span text:style-name="T8"><text:tab/></text:span><text:span text:style-name="T8">case xPression:</text:span></text:p>
          <text:p text:style-name="P27"><text:span text:style-name="T8"><text:tab/></text:span><text:span text:style-name="T8"><text:tab/></text:span><text:span text:style-name="T8"><text:tab/></text:span><text:span text:style-name="T8">if(checkForDongel) return;</text:span></text:p>
          <text:p text:style-name="P27"><text:span text:style-name="T8"><text:tab/></text:span><text:span text:style-name="T8"><text:tab/></text:span><text:span text:style-name="T8"><text:tab/></text:span></text:p>
          <text:p text:style-name="P27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69" draw:text-style-name="P28" draw:layer="layout" svg:width="12.346cm" svg:height="12.53cm" svg:x="12.377cm" svg:y="2.087cm">
          <text:p text:style-name="P27"><text:span text:style-name="T8">Database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12.363cm" svg:y="1.132cm">
          <text:p text:style-name="P27"><text:span text:style-name="T8">^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13.418cm" svg:y="1.117cm">
          <text:p text:style-name="P27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1.748cm" svg:height="0.632cm" svg:x="19.26cm" svg:y="1.276cm">
          <text:p text:style-name="P27"><text:span text:style-name="T8">Search</text:span></text:p>
          <draw:enhanced-geometry svg:viewBox="0 0 21600 21600" draw:type="rectangle" draw:enhanced-path="M 0 0 L 21600 0 21600 21600 0 21600 0 0 Z N"/>
        </draw:custom-shape>
        <draw:custom-shape draw:style-name="gr72" draw:text-style-name="P28" draw:layer="layout" svg:width="3.598cm" svg:height="0.632cm" svg:x="19.159cm" svg:y="2.46cm">
          <text:p text:style-name="P27"><text:span text:style-name="T8">Search: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22.99cm" svg:y="2.46cm">
          <text:p text:style-name="P27"><text:span text:style-name="T8">^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0.678cm" svg:height="0.632cm" svg:x="24.045cm" svg:y="2.445cm">
          <text:p text:style-name="P27"><text:span text:style-name="T8">v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1.748cm" svg:height="0.632cm" svg:x="22.05cm" svg:y="1.319cm">
          <text:p text:style-name="P27"><text:span text:style-name="T8">Save</text:span></text:p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2.485cm" svg:height="0.632cm" svg:x="6.464cm" svg:y="13.898cm">
          <text:p text:style-name="P27"><text:span text:style-name="T8">Create new</text:span></text:p>
          <draw:enhanced-geometry svg:viewBox="0 0 21600 21600" draw:type="rectangle" draw:enhanced-path="M 0 0 L 21600 0 21600 21600 0 21600 0 0 Z N"/>
        </draw:custom-shape>
        <draw:custom-shape draw:style-name="gr73" draw:text-style-name="P28" draw:layer="layout" svg:width="2.485cm" svg:height="0.632cm" svg:x="9.225cm" svg:y="13.884cm">
          <text:p text:style-name="P27"><text:span text:style-name="T8">Open fold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74" draw:text-style-name="P28" draw:layer="layout" svg:width="24.029cm" svg:height="4.598cm" svg:x="0.246cm" svg:y="0.237cm">
          <text:p text:style-name="P27"><text:span text:style-name="T8">Search function for in database</text:span></text:p>
          <text:p text:style-name="P27"><text:span text:style-name="T8">Linking database is done in Form settings, show what tables it is expecting and needs to use for the scenes:</text:span></text:p>
          <text:p text:style-name="P27"><text:span text:style-name="T8">Foreach(control control in Form.controls(requiring database input)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5T11:44:00.947000000</meta:creation-date>
    <dc:date>2024-12-20T09:47:15.176000000</dc:date>
    <meta:editing-duration>PT17H13M31S</meta:editing-duration>
    <meta:editing-cycles>10</meta:editing-cycles>
    <meta:generator>LibreOffice/24.8.3.2$Windows_X86_64 LibreOffice_project/48a6bac9e7e268aeb4c3483fcf825c94556d9f92</meta:generator>
    <meta:document-statistic meta:object-count="211"/>
  </office:meta>
</office:document-meta>
</file>